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5-11-0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5-08-26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5-06-1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5-03-04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4-11-1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4-09-0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4-06-1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4-01-30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3-12-1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3-04-2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412" calcext:value-type="float">
            <text:p>36.7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3-01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2-11-14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2-08-1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8024" calcext:value-type="float">
            <text:p>36.7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2-02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1-09-21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8456" calcext:value-type="float">
            <text:p>36.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1-03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0-08-05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20-03-0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6168" calcext:value-type="float">
            <text:p>36.39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9-08-2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9-05-2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9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1824" calcext:value-type="float">
            <text:p>36.69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8-11-27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8-09-2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8-05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6376" calcext:value-type="float">
            <text:p>36.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7-11-30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6856" calcext:value-type="float">
            <text:p>36.56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7-08-0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6688" calcext:value-type="float">
            <text:p>36.7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7-05-09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0216" calcext:value-type="float">
            <text:p>36.78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7-02-21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6-11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832" calcext:value-type="float">
            <text:p>36.75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6-09-0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6-06-2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6-03-1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5-12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5-08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5-06-12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5-01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4-11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4-09-10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4-06-0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4-02-0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3-10-22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3-08-29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3-05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3-03-21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2-11-0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2-07-2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2-05-23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2-01-25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1-10-25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1-07-1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9952" calcext:value-type="float">
            <text:p>39.2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1-04-1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9448" calcext:value-type="float">
            <text:p>39.7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1-02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0-11-08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0-08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0-08-1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0-06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10-03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9-11-17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9-08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9-05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9-02-24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8-10-23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8-07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8-04-30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8-01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7-10-2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6848" calcext:value-type="float">
            <text:p>45.6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7-07-23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7-05-09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7-01-0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6-11-0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6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6-04-24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4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4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4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4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8592" calcext:value-type="float">
            <text:p>43.5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2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04104" calcext:value-type="float">
            <text:p>43.5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1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0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4632" calcext:value-type="float">
            <text:p>42.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0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00144" calcext:value-type="float">
            <text:p>42.3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7368" calcext:value-type="float">
            <text:p>42.1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2000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9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9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9056" calcext:value-type="float">
            <text:p>42.7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9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6736" calcext:value-type="float">
            <text:p>43.2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9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3648" calcext:value-type="float">
            <text:p>42.9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5672" calcext:value-type="float">
            <text:p>43.0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4816" calcext:value-type="float">
            <text:p>43.1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8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9204" calcext:value-type="float">
            <text:p>42.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9472" calcext:value-type="float">
            <text:p>43.0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3336" calcext:value-type="float">
            <text:p>42.6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6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51832" calcext:value-type="float">
            <text:p>42.8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0392" calcext:value-type="float">
            <text:p>42.7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5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8304" calcext:value-type="float">
            <text:p>42.8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5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5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2752" calcext:value-type="float">
            <text:p>42.5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724" calcext:value-type="float">
            <text:p>42.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5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81144" calcext:value-type="float">
            <text:p>42.6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4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2376" calcext:value-type="float">
            <text:p>42.6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4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0664" calcext:value-type="float">
            <text:p>42.6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58" calcext:value-type="float">
            <text:p>42.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388" calcext:value-type="float">
            <text:p>42.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908" calcext:value-type="float">
            <text:p>42.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84904" calcext:value-type="float">
            <text:p>42.2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0832" calcext:value-type="float">
            <text:p>42.4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2816" calcext:value-type="float">
            <text:p>42.3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2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02608" calcext:value-type="float">
            <text:p>42.2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0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9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9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9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9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4288" calcext:value-type="float">
            <text:p>40.4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8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212" calcext:value-type="float">
            <text:p>39.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5816" calcext:value-type="float">
            <text:p>39.6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8864" calcext:value-type="float">
            <text:p>39.6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5336" calcext:value-type="float">
            <text:p>39.6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684" calcext:value-type="float">
            <text:p>39.4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5192" calcext:value-type="float">
            <text:p>39.2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7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6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6456" calcext:value-type="float">
            <text:p>37.17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2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80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3296" calcext:value-type="float">
            <text:p>34.75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2096" calcext:value-type="float">
            <text:p>36.5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836" calcext:value-type="float">
            <text:p>36.4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07192" calcext:value-type="float">
            <text:p>36.2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1264" calcext:value-type="float">
            <text:p>36.0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9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8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0616" calcext:value-type="float">
            <text:p>36.17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8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8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404" calcext:value-type="float">
            <text:p>36.13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345076470202</text:p>
          </table:table-cell>
          <table:table-cell office:value-type="string" calcext:value-type="string">
            <text:p>56A 12 SOW 088B</text:p>
          </table:table-cell>
          <table:table-cell office:value-type="string" calcext:value-type="string">
            <text:p>197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2" meta:object-count="0"/>
    <meta:user-defined meta:name="AppVersion">3.0</meta:user-defined>
  </office:meta>
</office:document-meta>
</file>